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tyle="italic" style:font-style-asian="italic" style:font-style-complex="italic"/>
    </style:style>
    <style:style style:name="P3" style:family="paragraph" style:parent-style-name="Text_20_body" style:list-style-name="L1">
      <style:text-properties fo:font-style="italic" style:text-underline-style="none" style:font-style-asian="italic" style:font-style-complex="italic"/>
    </style:style>
    <style:style style:name="P4" style:family="paragraph" style:parent-style-name="Text_20_body" style:list-style-name="L1">
      <style:text-properties fo:font-style="normal" style:text-underline-style="none" style:font-style-asian="normal" style:font-style-complex="normal"/>
    </style:style>
    <style:style style:name="P5" style:family="paragraph" style:parent-style-name="Text_20_body" style:list-style-name="L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 Design Document</text:h>
      <text:list xml:id="list210728911" text:style-name="L1">
        <text:list-item>
          <text:p text:style-name="P1">Introduction</text:p>
          <text:list>
            <text:list-item>
              <text:p text:style-name="P1">Design goals</text:p>
              <text:p text:style-name="P1">We value simplicity over an extendable design and plug-ins, but we'll try to keep our interfaces as general as possible, so that you could “easily” write a new graphics system, for instance.</text:p>
            </text:list-item>
            <text:list-item>
              <text:p text:style-name="P1">Definitions, acronyms and abbreviations</text:p>
            </text:list-item>
            <text:list-item>
              <text:p text:style-name="P1">References</text:p>
            </text:list-item>
          </text:list>
        </text:list-item>
        <text:list-item>
          <text:p text:style-name="P1">Proposed software architecture</text:p>
          <text:list>
            <text:list-item>
              <text:p text:style-name="P1">Overview (see RAD 1.2)</text:p>
              <text:p text:style-name="P1">We're doing a simple game and intend to use the MVC design principle.</text:p>
            </text:list-item>
            <text:list-item>
              <text:p text:style-name="P1">Hardware/software mapping (UML Deployment diag.)</text:p>
              <text:p text:style-name="P5">PC (linux, windows, osx) with a graphics card and the Java runtimes.</text:p>
            </text:list-item>
            <text:list-item>
              <text:p text:style-name="P1">Software decomposition</text:p>
              <text:list>
                <text:list-item>
                  <text:p text:style-name="P1">Decomposition into tiers (UML Deployment diag.)</text:p>
                  <text:p text:style-name="P1">N/A</text:p>
                </text:list-item>
                <text:list-item>
                  <text:p text:style-name="P1">Decomposition into subsystems (UML Package diag.)</text:p>
                  <text:list>
                    <text:list-item>
                      <text:p text:style-name="P1">Interfaces</text:p>
                    </text:list-item>
                  </text:list>
                </text:list-item>
                <text:list-item>
                  <text:p text:style-name="P1">Layering (UML Package diag.)</text:p>
                </text:list-item>
                <text:list-item>
                  <text:p text:style-name="P1">Dependency analysis (UML Deployment/Package diag.)</text:p>
                  <text:p text:style-name="P2">Dependencies between, subsystem, packages,...</text:p>
                </text:list-item>
              </text:list>
            </text:list-item>
            <text:list-item>
              <text:p text:style-name="P1">Concurrency issues</text:p>
              <text:p text:style-name="P1">Our 3D things will run in a separate thread from the game logic, so there is the potential for concurrency issues. The risk that anything will break in such a limited and unrelated environment is very low.</text:p>
            </text:list-item>
            <text:list-item>
              <text:p text:style-name="P1">Persistent data management</text:p>
              <text:p text:style-name="P1">In the most basic version of the game there won't be any features of this sort. One possible extension of the project could be to include online play, in which case a ranking system with leader boards and such could be interesting. It is doubtful that we'll have time to do such an extension.</text:p>
            </text:list-item>
            <text:list-item>
              <text:p text:style-name="P1">Access control and security</text:p>
              <text:p text:style-name="P1"><text:soft-page-break/>N/A</text:p>
            </text:list-item>
            <text:list-item>
              <text:p text:style-name="P1">Boundary conditions</text:p>
              <text:p text:style-name="P4">Start-up: Initialize the 3D stuff.</text:p>
              <text:p text:style-name="P4">Shutdown: Garbage collection should take care of everything for us.</text:p>
              <text:p text:style-name="P4">Error behavior: Garbage collection should take care of everything for us.</text:p>
            </text:list-item>
            <text:list-item>
              <text:p text:style-name="P4">Points of variation</text:p>
              <text:p text:style-name="P3">Possible changes, try to forsee</text:p>
              <text:p text:style-name="P4">Selection of 3D graphics library.</text:p>
            </text:list-item>
            <text:list-item>
              <text:p text:style-name="P4">Glossar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7:57:08</meta:creation-date>
    <dc:date>2010-03-25T09:28:06</dc:date>
    <meta:editing-cycles>11</meta:editing-cycles>
    <meta:editing-duration>PT00H58M17S</meta:editing-duration>
    <dc:creator>Jonas Jacobson</dc:creator>
    <meta:document-statistic meta:table-count="0" meta:image-count="0" meta:object-count="0" meta:page-count="2" meta:paragraph-count="33" meta:word-count="272" meta:character-count="1669"/>
    <meta:user-defined meta:name="Info 1"/>
    <meta:user-defined meta:name="Info 2"/>
    <meta:user-defined meta:name="Info 3"/>
    <meta:user-defined meta:name="Info 4"/>
  </office:meta>
</office:document-meta>
</file>